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8.9931in" fo:margin-left="0.0035in" fo:margin-top="0in" fo:margin-bottom="0in" table:align="left" style:writing-mode="lr-tb"/>
    </style:style>
    <style:style style:name="Table1.A" style:family="table-column">
      <style:table-column-properties style:column-width="2.9972in"/>
    </style:style>
    <style:style style:name="Table1.B" style:family="table-column">
      <style:table-column-properties style:column-width="2.5611in"/>
    </style:style>
    <style:style style:name="Table1.C" style:family="table-column">
      <style:table-column-properties style:column-width="3.434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margin-top="0.1665in" fo:margin-bottom="0.1665in" style:contextual-spacing="false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style:font-name="Calibri" fo:font-size="11pt" fo:language="en" fo:country="U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P6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Converted1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Calibri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ITLE OF DESIGN DOCUMENT</text:span></text:p>
      <text:p text:style-name="Standard"/>
      <text:p text:style-name="Standard"><text:span text:style-name="T2">Brief Introduction</text:span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Standard"><text:span text:style-name="T2">Performance-based Objectives</text:span></text:p>
      <text:p text:style-name="Standard"><text:span text:style-name="T3">List sequence of objectives here and you can organize them into modules, lessons or topics or do that in a section below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Instructional Strategies</text:span></text:p>
      <text:p text:style-name="Standard"><text:span text:style-name="T3">Explain the instructional strategies you’ve selected and why. Fill out the Design Matrix in the next section. You can use that as an appendix or as part of the document.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Evaluation Plan</text:span></text:p>
      <text:p text:style-name="Standard"><text:span text:style-name="T3">Explain how you will evaluate learners over tim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4">DESIGN MATRIX WITH INSTRUCTIONAL STRATEGIE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">PERFORMANCE OBJECTIVES</text:p>
            </table:table-cell>
            <table:table-cell table:style-name="Table1.A1" office:value-type="string">
              <text:p text:style-name="P4">SUPPORTING CONTENT</text:p>
            </table:table-cell>
            <table:table-cell table:style-name="Table1.A1" office:value-type="string">
              <text:p text:style-name="P4">INSTRUCTIONAL STRATEGY/TREATMEN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List performance objectives in this column</text:p>
            <text:p text:style-name="P6"/>
          </table:table-cell>
          <table:table-cell table:style-name="Table1.B2" office:value-type="string">
            <text:p text:style-name="P6"><text:span text:style-name="T3">List the key points as short bullet points.</text:span></text:p>
          </table:table-cell>
          <table:table-cell table:style-name="Table1.C2" office:value-type="string">
            <text:p text:style-name="P6"><text:span text:style-name="T3">Briefly describe the activity, scenario or practice exercise that people complete to meet the objective.</text:span>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</table:table-row>
        <table:table-row table:style-name="Table1.1">
          <table:table-cell table:style-name="Table1.A6" office:value-type="string">
            <text:p text:style-name="P6"/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</table:table-row>
        <table:table-row table:style-name="Table1.1"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</table:table-row>
        <table:table-row table:style-name="Table1.1"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dc:creator>Connie Malamed</dc:creator>
    <meta:editing-cycles>2</meta:editing-cycles>
    <meta:creation-date>2021-02-15T18:43:00</meta:creation-date>
    <dc:date>2021-02-16T16:01:00</dc:date>
    <meta:editing-duration>PT24M</meta:editing-duration>
    <meta:generator>LibreOffice/7.0.4.2$MacOSX_X86_64 LibreOffice_project/dcf040e67528d9187c66b2379df5ea4407429775</meta:generator>
    <meta:document-statistic meta:table-count="1" meta:image-count="0" meta:object-count="0" meta:page-count="3" meta:paragraph-count="15" meta:word-count="112" meta:character-count="753" meta:non-whitespace-character-count="655"/>
    <meta:user-defined meta:name="AppVersion">16.0000</meta:user-defined>
    <meta:template xlink:type="simple" xlink:actuate="onRequest" xlink:title="Normal.dotm" xlink:href=""/>
  </office:meta>
</office:document-meta>
</file>